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6d672" officeooo:paragraph-rsid="0006d672"/>
    </style:style>
    <style:style style:name="T1" style:family="text">
      <style:text-properties officeooo:rsid="0006fb06"/>
    </style:style>
    <style:style style:name="T2" style:family="text">
      <style:text-properties fo:color="#800000" officeooo:rsid="0006fb06"/>
    </style:style>
    <style:style style:name="T3" style:family="text">
      <style:text-properties fo:color="#ff3300" officeooo:rsid="0006fb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ils generate scaffold Activity name:string description:text active:boolean --no-migration </text:p>
      <text:p text:style-name="P1"/>
      <text:p text:style-name="P1">rails generate scaffold Address road_type:string road_name:string road_number_type:string road_number:string grader:string stairs:string floor:string door:string postal_code:string town:string province:string country:string ndp_code:string local_code:string class_name:string --no-migration </text:p>
      <text:p text:style-name="P1"/>
      <text:p text:style-name="P1">rails generate scaffold AddressesProject address:references project:references --no-migration </text:p>
      <text:p text:style-name="P1"/>
      <text:p text:style-name="P1">rails generate scaffold Area name:string description:text active:boolean --no-migration </text:p>
      <text:p text:style-name="P1"/>
      <text:p text:style-name="P1">rails generate scaffold AreasProject area:references project:references --no-migration </text:p>
      <text:p text:style-name="P1"/>
      <text:p text:style-name="P1">rails generate scaffold Collective name:string description:text active:boolean --no-migration </text:p>
      <text:p text:style-name="P1"/>
      <text:p text:style-name="P1">rails generate scaffold CollectivesProject collective:references project:references --no-migration </text:p>
      <text:p text:style-name="P1"/>
      <text:p text:style-name="P1">rails generate scaffold Coordination name:string description:text active:boolean --no-migration </text:p>
      <text:p text:style-name="P1"/>
      <text:p text:style-name="P1">rails generate scaffold CoordinationsProject coordination:references project:references --no-migration </text:p>
      <text:p text:style-name="P1"/>
      <text:p text:style-name="P1"><text:span text:style-name="T3">OK</text:span><text:span text:style-name="T1"> </text:span>rails generate scaffold District name:string code:string active:boolean --no-migration</text:p>
      <text:p text:style-name="P1"/>
      <text:p text:style-name="P1"><text:span text:style-name="T3">OK</text:span><text:span text:style-name="T1"> </text:span>rails generate scaffold DistrictsProject district:references project:references --no-migration</text:p>
      <text:p text:style-name="P1"/>
      <text:p text:style-name="P1">rails generate scaffold Document name:string description:text documentum:references project:references --no-migration </text:p>
      <text:p text:style-name="P1"/>
      <text:p text:style-name="P1"><text:span text:style-name="T3">OK</text:span><text:span text:style-name="T1"> </text:span>rails generate scaffold Entity name:string description:text active:boolean entity_type:references --no-migration </text:p>
      <text:p text:style-name="P1"/>
      <text:p text:style-name="P1"><text:span text:style-name="T3">OK</text:span><text:span text:style-name="T1"> </text:span>rails generate scaffold EntityType kind:integer description:text active:boolean --no-migration </text:p>
      <text:p text:style-name="P1"/>
      <text:p text:style-name="P1"><text:span text:style-name="T3">OK</text:span><text:span text:style-name="T1"> </text:span>rails generate scaffold Image name:string payload:binary project:references --no-migration </text:p>
      <text:p text:style-name="P1"/>
      <text:p text:style-name="P1">rails generate scaffold Issue comments:text start_date:datetime project:references --no-migration </text:p>
      <text:p text:style-name="P1"/>
      <text:p text:style-name="P1"><text:span text:style-name="T3">OK</text:span><text:span text:style-name="T1"> </text:span>rails generate scaffold Link name:string url:string project:references --no-migration </text:p>
      <text:p text:style-name="P1"/>
      <text:p text:style-name="P1"><text:span text:style-name="T3">OK</text:span><text:span text:style-name="T1"> </text:span>rails generate scaffold ProjectType kind:integer description:text active:boolean --no-migration </text:p>
      <text:p text:style-name="P1"/>
      <text:p text:style-name="P1"><text:span text:style-name="T3">OK</text:span><text:span text:style-name="T1"> </text:span>rails generate scaffold Project name:string active:boolean description:text functions:string execution_start_date:date execution_end_date:date contact_name:string contact_first_surname:string contact_second_surname:string phone_number:string email:string comments:text beneficiaries_num:integer volunteers_num:integer insured:boolean insurance_date:date project_type:references entity:references --no-migration </text:p>
      <text:p text:style-name="P1"/>
      <text:p text:style-name="P1"><text:soft-page-break/>rails generate scaffold ProjectsTimetable project:references timetable:references --no-migration </text:p>
      <text:p text:style-name="P1"/>
      <text:p text:style-name="P1">rails generate scaffold Proposal name:string description:text active:boolean --no-migration </text:p>
      <text:p text:style-name="P1"/>
      <text:p text:style-name="P1">rails generate scaffold PtCentre project:references project_type:references --no-migration </text:p>
      <text:p text:style-name="P1"/>
      <text:p text:style-name="P1">rails generate scaffold PtEntity request_date:date request_description:text volunteers_profile:string activities:text sav_date:date derived_volunteers_num:integer added_volunteers_num:integer agreement_signed:boolean agreement_date:date prevailing:boolean project:references project_type:references --no-migration </text:p>
      <text:p text:style-name="P1"/>
      <text:p text:style-name="P1">rails generate scaffold PtOther project:references project_type:references --no-migration </text:p>
      <text:p text:style-name="P1"/>
      <text:p text:style-name="P1">rails generate scaffold PtPermanent project:references project_type:references --no-migration </text:p>
      <text:p text:style-name="P1"/>
      <text:p text:style-name="P1">rails generate scaffold PtPunctual project:references project_type:references --no-migration </text:p>
      <text:p text:style-name="P1"/>
      <text:p text:style-name="P1">rails generate scaffold PtSocial project:references project_type:references --no-migration </text:p>
      <text:p text:style-name="P1"/>
      <text:p text:style-name="P1">rails generate scaffold PtSubvention representative_name:string representative_first_surname:string representative_second_surname:string id_num:string vat_num:string entity_registry:boolean cost:float requested_amount:float subsidized_amount:float initial_volunteers_num:integer participants_num:integer has_quality_evaluation:boolean proposal:references project:references project_type:references --no-migration </text:p>
      <text:p text:style-name="P1"/>
      <text:p text:style-name="P1">rails generate scaffold RecordHistory user:references recordable:references recordable_type:string recordable_changed_at:datetime --no-migration </text:p>
      <text:p text:style-name="P1"/>
      <text:p text:style-name="P1">rails generate scaffold RejectionType kind:integer description:text active:boolean --no-migration </text:p>
      <text:p text:style-name="P1"/>
      <text:p text:style-name="P1">rails generate scaffold RequestFormReason kind:integer description:text active:boolean --no-migration </text:p>
      <text:p text:style-name="P1"/>
      <text:p text:style-name="P1">rails generate scaffold RequestFormType kind:integer description:text active:boolean --no-migration </text:p>
      <text:p text:style-name="P1"/>
      <text:p text:style-name="P1">rails generate scaffold RequestForm request_form_type:references sent_at:datetime status:integer status_date:datetime rejection_type:references comments:text --no-migration </text:p>
      <text:p text:style-name="P1"/>
      <text:p text:style-name="P1">rails generate scaffold RftActivityPublishing request_form_type:references entity:references name:string organizer:string description:text execution_date:date execution_hour:string road_type:string road_name:string number_type:string road_number:string postal_code:string town:string province:string --no-migration </text:p>
      <text:p text:style-name="P1"/>
      <text:p text:style-name="P1">rails generate scaffold RftActivityUnpublishing request_form_type:references entity:references reason:text --no-migration </text:p>
      <text:p text:style-name="P1"/>
      <text:p text:style-name="P1">rails generate scaffold RftEntitySubscribe request_form_type:references entity:references name:string vat_num:string email:string contact_name:string contact_first_surname:string contact_second_surname:string representative_name:string representative_first_surname:string representative_second_surname:string phone_number:string phone_number_alt:string <text:soft-page-break/>road_type:string road_name:string number_type:string road_number:string postal_code:string town:string province:string --no-migration </text:p>
      <text:p text:style-name="P1"/>
      <text:p text:style-name="P1">rails generate scaffold RftEntityUnsubscribe request_form_type:references entity:references reason:text --no-migration </text:p>
      <text:p text:style-name="P1"/>
      <text:p text:style-name="P1">rails generate scaffold RftOther request_form_type:references entity:references description:text --no-migration </text:p>
      <text:p text:style-name="P1"/>
      <text:p text:style-name="P1">rails generate scaffold RftProjectPublishing request_form_type:references entity:references description:text road_type:string road_name:string number_type:string road_number:string postal_code:string town:string province:string --no-migration </text:p>
      <text:p text:style-name="P1"/>
      <text:p text:style-name="P1">rails generate scaffold RftProjectUnpublishing request_form_type:references entity:references reason:text --no-migration </text:p>
      <text:p text:style-name="P1"/>
      <text:p text:style-name="P1">rails generate scaffold RftProjectUnsubscribe request_form_type:references entity:references project:references reason:text --no-migration </text:p>
      <text:p text:style-name="P1"/>
      <text:p text:style-name="P1">rails generate scaffold RftVolunteerAmendment request_form_type:references volunteer:references address:references phone_number:string phone_number_alt:string --no-migration </text:p>
      <text:p text:style-name="P1"/>
      <text:p text:style-name="P1">rails generate scaffold RftVolunteerAppointment request_form_type:references volunteer:references reason:text --no-migration </text:p>
      <text:p text:style-name="P1"/>
      <text:p text:style-name="P1">rails generate scaffold RftVolunteerSubscribe request_form_type:references name:string first_surname:string second_surname:string phone_number:string phone_number_alt:string email:string --no-migration </text:p>
      <text:p text:style-name="P1"/>
      <text:p text:style-name="P1">rails generate scaffold RftVolunteerUnsubscribe request_form_type:references volunteer:references level:integer reason:text --no-migration </text:p>
      <text:p text:style-name="P1"/>
      <text:p text:style-name="P1">rails generate scaffold RftVolunteersDemand request_form_type:references entity:references description:text execution_start_date:date execution_end_date:date road_type:string road_name:string number_type:string road_number:string postal_code:string town:string province:string requested_volunteers_num:string volunteers_profile:text volunteer_functions_1:text volunteer_functions_2:text volunteer_functions_3:text --no-migration </text:p>
      <text:p text:style-name="P1"/>
      <text:p text:style-name="P1">rails generate scaffold Timetable day:integer start_hour:string end_hour:string --no-migration </text:p>
      <text:p text:style-name="P1"/>
      <text:p text:style-name="P1">rails generate scaffold Tracking comments:text start_date:datetime project:references --no-migration </text:p>
      <text:p text:style-name="P1"/>
      <text:p text:style-name="P1">rails generate scaffold User locale:string profileable:references profileable_type:string email:string encrypted_password:string reset_password_token:string reset_password_sent_at:datetime remember_created_at:datetime sign_in_count:integer current_sign_in_at:datetime last_sign_in_at:datetime current_sign_in_ip:inet last_sign_in_ip:inet --no-migration </text:p>
      <text:p text:style-name="P1"/>
      <text:p text:style-name="P1"><text:span text:style-name="T3">OK</text:span><text:span text:style-name="T1"> </text:span>rails generate scaffold Volunteer name:string first_surname:string second_surname:string age:integer id_number:string --no-migr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9T15:23:40.302925959</dc:date>
    <meta:generator>LibreOffice/4.2.8.2$Linux_X86_64 LibreOffice_project/420m0$Build-2</meta:generator>
    <meta:editing-duration>P0D</meta:editing-duration>
    <meta:editing-cycles>1</meta:editing-cycles>
    <meta:document-statistic meta:table-count="0" meta:image-count="0" meta:object-count="0" meta:page-count="3" meta:paragraph-count="50" meta:word-count="571" meta:character-count="7760" meta:non-whitespace-character-count="7242"/>
  </office:meta>
</office:document-meta>
</file>